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ira Code" svg:font-family="'Fira Code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Heading_20_1">
      <style:text-properties fo:language="de" fo:country="DE"/>
    </style:style>
    <style:style style:name="P3" style:family="paragraph" style:parent-style-name="Standard" style:list-style-name="L1">
      <style:text-properties fo:language="de" fo:country="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nleitung</text:h>
      <text:p text:style-name="P1">Du kannst ImageVeil entweder mit der Maus oder auf Geräten mit Touchscreen mit dem Finger bedienen.</text:p>
      <text:p text:style-name="P1"/>
      <text:list xml:id="list4237417589" text:style-name="L1">
        <text:list-item>
          <text:p text:style-name="P3">Wähle die gestrichelte Fläche an und wähle im folgenden Dialog eine Datei oder ziehe eine Bilddatei (im Moment unterstützen wir nur Dateien vom Typ JPEG) darauf.</text:p>
        </text:list-item>
        <text:list-item>
          <text:p text:style-name="P3">Klicke oder tippe auf das Vorschaubild, um eine oder mehrere Verpixelungsflächen hinzuzufügen. Du kannst diese an den Seiten größer und kleiner ziehen, an der Flächenmitte verschieben und mit dem "X"-Knopf in der rechten, oberen Ecke der Fläche löschen.</text:p>
        </text:list-item>
        <text:list-item>
          <text:p text:style-name="P3">(Optional) In der linken oberen Ecke kannst du nun den Optionsdialog öffnen. Hier kannst du z.B. die Verpixelungsart wählen oder Anonymisierungsmethoden ein- oder ausschalten. Die Voreinstellungen sind sicher!</text:p>
        </text:list-item>
        <text:list-item>
          <text:p text:style-name="P3">Wähle den Knopf 'Anonymisieren!', um den Anonymisierungsvorgang zu starten. Dein Bild wird dann auf unserem Server geladen und bearbeitet.</text:p>
        </text:list-item>
        <text:list-item>
          <text:p text:style-name="P3">Wenn der Bearbeitungsvorgang fertig ist, wird dir das anonymisierte Bild angezeigt. Du kannst es mit dem Button "Bild herunterladen" speicher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ira Code" svg:font-family="'Fira Code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2:46:27.745000000</meta:creation-date>
    <dc:date>2019-02-09T13:37:44.822000000</dc:date>
    <meta:editing-duration>PT1M24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7" meta:word-count="153" meta:character-count="1022" meta:non-whitespace-character-count="881"/>
  </office:meta>
</office:document-meta>
</file>